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2740032498288007526"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7682421202324379378"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5969046886786784254"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457269460303844238"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77815718219307610" text:style-name="L5">
        <text:list-item>
          <text:list>
            <text:list-header>
              <text:p text:style-name="P147">0.75 mile splits: 9:06, 9:24, 8:13</text:p>
              <text:p text:style-name="P14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2367732587911818778" text:style-name="L6">
        <text:list-item>
          <text:list>
            <text:list-header>
              <text:p text:style-name="P163"><text:span text:style-name="T1">warm up:</text:span> 0.2 mile jog and rest 2 minutes</text:p>
              <text:p text:style-name="P163"><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473768675435024641"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4470765762955632248"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7353983" text:continue-list="list6473768675435024641"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89930848654586842"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71391"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64517"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7372478" text:continue-numbering="true" text:style-name="L9">
        <text:list-item>
          <text:list>
            <text:list-header>
              <text:p text:style-name="P164">Warm down: <text:span text:style-name="T2">0.25 mile jog home</text:span></text:p>
              <text:p text:style-name="P165"/>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7360710" text:continue-numbering="true" text:style-name="L9">
        <text:list-item>
          <text:list>
            <text:list-header>
              <text:p text:style-name="P165">Time for 4.8 miles: 56: 32, Ave Pace: 11:51/mile, Ave HR:118,-&gt;1399 heartbeats/Mile</text:p>
              <text:p text:style-name="P16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55370" text:continue-numbering="true" text:style-name="L9">
        <text:list-item>
          <text:list>
            <text:list-header>
              <text:p text:style-name="P165">Today Oct 13:</text:p>
              <text:p text:style-name="P165">Time for 4.8 miles: 59: 34, Ave Pace: 12:24.5/mile, Ave HR:108.5,-&gt;1345 heartbeats/Mile</text:p>
              <text:p text:style-name="P165">On Thur <text:s/>Oct 8, 2020: </text:p>
              <text:p text:style-name="P165">Time for 4.8 miles: 59: 55, Ave Pace: 12:29/mile, Ave HR:112,-&gt;1398 heartbeats/Mile</text:p>
              <text:p text:style-name="P166">On Oct 8 when going up hill, I ran until my HR was up to 120 bpm and then walked until my HR was 110 bpm and then repeated.</text:p>
              <text:p text:style-name="P166">On Oct 13 when going up hill, I ran until my HR was up to 115 bpm and then walked until my HR was 105 bpm and then repeated.</text:p>
              <text:p text:style-name="P167">On Oct 13 my average rate was faster and heartbeats/mile was lower. Therefore this scheme is better. I should repeat these two workouts and also try the following:</text:p>
              <text:p text:style-name="P166">When going up hill, run until my HR is up to 110 bpm and then walk until my HR is 100 bpm and repeat.</text:p>
              <text:p text:style-name="P16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3183787836801131612"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520341360548987469"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195988887122625222" text:style-name="L12">
        <text:list-item>
          <text:list>
            <text:list-header>
              <text:p text:style-name="P148"><text:s text:c="6"/><text:span text:style-name="T1">3.75 miles of running</text:span> and 0.5 miles of walking</text:p>
              <text:p text:style-name="P148">Mon Dec 6, 2021 30 minutes on elliptical at speeds settings between 15 and 21.</text:p>
              <text:p text:style-name="P148">Thurs Dec 9, 2021 Mixing 2.75 miles of walking and running on the indoor track</text:p>
              <text:p text:style-name="P148"><text:s text:c="7"/><text:span text:style-name="T1">2.25 miles of running</text:span> and 0.5 miles of walking </text:p>
              <text:p text:style-name="P148">Fri Dec10,2021 35 minutes on a stationary recumbent bike at level 12 at various speeds</text:p>
              <text:p text:style-name="P148"><text:s text:c="7"/>Pulse rose to 161</text:p>
              <text:p text:style-name="P148">Sat Dec 11, <text:span text:style-name="T1">3x1 mile</text:span> with ¼ mile walks before, between and after each run.</text:p>
              <text:p text:style-name="P148"><text:s text:c="7"/>Times: 11:45, 11:42, 10:54 </text:p>
              <text:p text:style-name="P148">Mon Dec 13, 2021 35 minutes on stationary recumbent bike. <text:s/>I brought my pulse to 163</text:p>
              <text:p text:style-name="P148">Tues Dec 14, On the indoor track: <text:span text:style-name="T1">3 miles of mainly running</text:span> and a little walking.</text:p>
              <text:list>
                <text:list-item>
                  <text:list>
                    <text:list-header>
                      <text:p text:style-name="P148"><text:s text:c="8"/>Splits: 11:50, 11:48, 11:39</text:p>
                      <text:p text:style-name="P148">Wed Dec 15, 2021 35 minutes on stationary recumbent bike. <text:s/>I brought my pulse to 161</text:p>
                      <text:p text:style-name="P148">Thur Dec 16, 2021 ½ mile walk to Wise Center, 4 mile run/walk averaging 13:02/mile</text:p>
                      <text:p text:style-name="P148"><text:s text:c="8"/>¼ mile walk. <text:s/>About <text:span text:style-name="T1">3.5 miles running</text:span></text:p>
                      <text:p text:style-name="P148">Fri Dec 16 -Sun Dec 19, 2021 <text:span text:style-name="T1">6 miles of running</text:span> and 2 miles of walking</text:p>
                      <text:p text:style-name="P148">Mon <text:s/>Dec 20, 2021 3 cycles with the weight machines</text:p>
                      <text:p text:style-name="P148">Wed Dec 22, 2021 Warm up on indoor track and rest a little. 1.5 mile Splits: 9:57 + 4:47</text:p>
                      <text:list>
                        <text:list-header>
                          <text:p text:style-name="P148"><text:s text:c="8"/>Total miles: <text:span text:style-name="T1">2.3 miles </text:span></text:p>
                          <text:p text:style-name="P14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58847" text:continue-numbering="true" text:style-name="L12">
        <text:list-item>
          <text:list>
            <text:list-header>
              <text:p text:style-name="P171">Sun Dec 26, 2021 31 minutes on the elliptical at about a speed of 15.5 </text:p>
              <text:p text:style-name="P148">Tues Dec 28, 2021 <text:span text:style-name="T1">2</text:span> miles of walking on the cemetery loop averaging 16:00/mile</text:p>
              <text:p text:style-name="P148">Wed Dec 29, 2021 <text:span text:style-name="T1">2</text:span> miles on the cemetery loop.</text:p>
              <text:p text:style-name="P148">Thur Dec 30, 2021 <text:span text:style-name="T1">2</text:span> miles on the cemetery loop.</text:p>
              <text:p text:style-name="P148">Fri Dec 31, 2021 <text:span text:style-name="T1">2.5</text:span> miles on the cemetery loop.</text:p>
              <text:p text:style-name="P148"/>
              <text:p text:style-name="P148">Happy New Year!</text:p>
              <text:p text:style-name="P148"/>
              <text:p text:style-name="P148">Tues Jan 4, 2022 <text:span text:style-name="T1">2.5</text:span> miles on the indoor track.</text:p>
              <text:p text:style-name="P148">Wed Jan 5, 2022 <text:span text:style-name="T1">2.5</text:span> miles on the indoor track.</text:p>
              <text:p text:style-name="P14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722589445737785558" text:style-name="L13">
        <text:list-item>
          <text:list>
            <text:list-header>
              <text:p text:style-name="P159">12.25 miles in the last week</text:p>
              <text:p text:style-name="P149"/>
              <text:p text:style-name="P149">Sat Feb 5, 2022 3 miles </text:p>
              <text:p text:style-name="P14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615837497948949435" text:style-name="L14">
        <text:list-item>
          <text:list>
            <text:list-header>
              <text:p text:style-name="P15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949970809105333754" text:style-name="L15">
        <text:list-item>
          <text:list>
            <text:list-header>
              <text:p text:style-name="P151">1.5 miles averaging about 9:40/mile and rest 1 min</text:p>
            </text:list-header>
          </text:list>
        </text:list-item>
      </text:list>
      <text:p text:style-name="P23">1 mile in 8:26 and rest 2 min</text:p>
      <text:list xml:id="list6464620295336266859" text:style-name="L16">
        <text:list-item>
          <text:list>
            <text:list-header>
              <text:p text:style-name="P15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89988657308812232" text:style-name="L17">
        <text:list-item>
          <text:list>
            <text:list-header>
              <text:p text:style-name="P153">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47679" text:continue-numbering="true" text:style-name="L17">
        <text:list-item>
          <text:list>
            <text:list-header>
              <text:p text:style-name="P153">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5476114894458796877" text:style-name="L18">
        <text:list-item>
          <text:list>
            <text:list-header>
              <text:p text:style-name="P15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86268368525200740" text:style-name="L19">
        <text:list-item>
          <text:list>
            <text:list-header>
              <text:p text:style-name="P155">1.11 miles at 8:37/mile Ave HR=148 bpm and rest a few minutes</text:p>
              <text:p text:style-name="P155">(Pace*HR)=1275</text:p>
              <text:p text:style-name="P155">2.25 miles at 10:49/mile Ave HR=135 bpm </text:p>
              <text:p text:style-name="P155">(Pace*HR)=1460</text:p>
            </text:list-header>
          </text:list>
        </text:list-item>
      </text:list>
      <text:list xml:id="list20392879316864225"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7352730" text:continue-list="list5286268368525200740" text:style-name="L19">
        <text:list-item>
          <text:list>
            <text:list-header>
              <text:p text:style-name="P155">(Pace*HR)=1240</text:p>
            </text:list-header>
          </text:list>
        </text:list-item>
      </text:list>
      <text:list xml:id="list37369342" text:continue-list="list5476114894458796877" text:style-name="L18">
        <text:list-item>
          <text:list>
            <text:list-header>
              <text:p text:style-name="P154">2 miles at 10:46/mile Ave HR= 121 bpm and rest a few minutes</text:p>
            </text:list-header>
          </text:list>
        </text:list-item>
      </text:list>
      <text:list xml:id="list37368984" text:continue-list="list37352730" text:style-name="L19">
        <text:list-item>
          <text:list>
            <text:list-header>
              <text:p text:style-name="P155">(Pace*HR)=1300</text:p>
              <text:p text:style-name="P155"/>
            </text:list-header>
          </text:list>
        </text:list-item>
      </text:list>
      <text:p text:style-name="P23">Fri May 20, 2022 <text:span text:style-name="T1">6.25 miles</text:span></text:p>
      <text:p text:style-name="P23">1 miles in 11:02/miles Ave HR= 134 bpm and rest a few minutes</text:p>
      <text:list xml:id="list37360813" text:continue-numbering="true" text:style-name="L19">
        <text:list-item>
          <text:list>
            <text:list-header>
              <text:p text:style-name="P15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731055237363769746" text:style-name="L21">
        <text:list-item>
          <text:list>
            <text:list-header>
              <text:p text:style-name="P15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67402776537018991" text:style-name="L22">
        <text:list-item>
          <text:list>
            <text:list-header>
              <text:p text:style-name="P15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303661756945332491"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233077117462982991" text:style-name="L24">
        <text:list-item>
          <text:p text:style-name="P168">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69"><text:soft-page-break/>Sat Aug 27, 2022 <text:span text:style-name="T1">12 miles of running</text:span> and 10 miles of walking</text:p>
      <text:p text:style-name="P169">I ran and walked with Gretchen Meyers and Jim Fitch on the Ernst Trail. I covered 22 miles with 12 miles of running and 10 miles of walking. <text:s/>During the workout I stopped 3 times for drinks . </text:p>
      <text:p text:style-name="P169">Ave moving pace: 13:47/mile, Ave heart rate while moving: 109 bpm</text:p>
      <text:p text:style-name="P169">Heartbeats per mile while moving: 1500 beats/mile</text:p>
      <text:p text:style-name="P169">I drank a lot more than I did last Saturday. This time my pulse stayed low throughout.</text:p>
      <text:p text:style-name="P169"/>
      <text:p text:style-name="P169">Sun Aug 28, 2022 <text:span text:style-name="T1">2.75 miles running </text:span>and 1.8 miles walking</text:p>
      <text:p text:style-name="P169"><text:span text:style-name="T1">Warm up:</text:span> 0.25 miles to the cemetery loop</text:p>
      <text:p text:style-name="P170">Walk/Run: <text:s/><text:span text:style-name="T2">12 cemetery loops: Distance: 3.82 miles, Time: 49:27, Ave Pace: 12:57/mile</text:span></text:p>
      <text:p text:style-name="P169">Ave HR: 105 bpm, heart beats per mile: 1360</text:p>
      <text:p text:style-name="P170">Warm down:<text:span text:style-name="T2"> 0.5 mile</text:span></text:p>
      <text:p text:style-name="P170"/>
      <text:p text:style-name="P169">Mon <text:s/>Aug 29, 2022 <text:span text:style-name="T1">3.5 miles running </text:span>and 1.8 miles walking</text:p>
      <text:p text:style-name="P169"><text:span text:style-name="T1">Warm up:</text:span> 0.25 miles to the cemetery loop</text:p>
      <text:p text:style-name="P170">Walk/Run: <text:s/><text:span text:style-name="T2">12 cemetery loops: Distance: 3.82 miles, Time: 48:45, Ave Pace: 12:46/mile</text:span></text:p>
      <text:p text:style-name="P169">Ave HR: 110 bpm, heart beats per mile: 1370</text:p>
      <text:p text:style-name="P170">Rest a few minutes</text:p>
      <text:p text:style-name="P170">Run: <text:span text:style-name="T2">1mile on the cemetery loop in 9:52, Ave HR: 131bpm, heart beats/mile: 1290</text:span></text:p>
      <text:p text:style-name="P170">Warm down:<text:span text:style-name="T2"> 0.25 mile</text:span></text:p>
      <text:p text:style-name="P169"/>
      <text:p text:style-name="P170"><text:span text:style-name="T2">Tues Aug 30, 2022 </text:span>5.05 miles running</text:p>
      <text:p text:style-name="P170">Warm up:<text:span text:style-name="T2"> <text:s/>0.8 miles mainly down hill to the intersection of Jefferson and Randolf.</text:span></text:p>
      <text:p text:style-name="P170">Run: <text:span text:style-name="T2">2 x (up and down) the cemetery hill. 3.2 miles in 41:52, sum of ascents 420 ft</text:span></text:p>
      <text:p text:style-name="P169">Ave pace: 13:00/mile, Ave HR: 115bpm, heart beats/min: 1500</text:p>
      <text:p text:style-name="P170">After a minute rest: <text:span text:style-name="T2">1 x up the cemetery hill in 9:38, sum of ascents 210 ft.</text:span></text:p>
      <text:p text:style-name="P169">Ave pace: 12:00/mile, Ave HR: 131 bpm, heart beats/min:1572 </text:p>
      <text:p text:style-name="P169"><text:span text:style-name="T1">Warm down:</text:span> 0.25 miles</text:p>
      <text:p text:style-name="P169"/>
      <text:p text:style-name="P169">Wed Aug 31, 2022 <text:span text:style-name="T1">10 miles running</text:span></text:p>
      <text:p text:style-name="P169"><text:span text:style-name="T1">Run: </text:span>On the Allegheny outdoor track</text:p>
      <text:p text:style-name="P169">10 miles in 1:43:55, Ave Pace: 10:24/mile</text:p>
      <text:p text:style-name="P169">2 miles splits: 20:56, 20:48, 20:36, 21:00(stopped for water), 20:35(stopped for water)</text:p>
      <text:p text:style-name="P169">I felt better as I ran.</text:p>
      <text:p text:style-name="P169"/>
      <text:p text:style-name="P169">Thur Sept 1, 2022 <text:span text:style-name="T1">4.5 miles running</text:span> on the college track, running wide 1 lap =0.25miles</text:p>
      <text:p text:style-name="P169"><text:span text:style-name="T1">Run:</text:span> 2 miles in 10:38 + 9:49 = 20:27 and rest 5:00</text:p>
      <text:p text:style-name="P170">Run/Jog: <text:span text:style-name="T2">6 x 330yd with 330yd jog after each, ave run time:1:39, ave jog time 2:29</text:span></text:p>
      <text:p text:style-name="P169"><text:span text:style-name="T1">Warm down:</text:span> 0.25 mile</text:p>
      <text:p text:style-name="P169"><text:s/></text:p>
      <text:p text:style-name="P169">Fri Sept 2, 2022 <text:span text:style-name="T1">5.05 miles running</text:span> and 1.6 miles walking</text:p>
      <text:p text:style-name="P169"><text:span text:style-name="T1">Run/Walk:</text:span> 3 loops running and 1 loop walking on the cemetery loop and repeated 4 more times until I covered 20 loops or 6.4 miles in 1:21:42 or 12:46/mile.</text:p>
      <text:p text:style-name="P10"/>
      <text:p text:style-name="P10">In the past week: 42.85 miles running and 6.2 miles walking</text:p>
      <text:p text:style-name="P10"><text:soft-page-break/>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179776275721914330"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2T17:12:27.54</dc:date>
    <dc:creator>James Lombardi</dc:creator>
    <meta:editing-duration>P17DT3H5S</meta:editing-duration>
    <meta:editing-cycles>1296</meta:editing-cycles>
    <meta:generator>OpenOffice/4.1.2$Win32 OpenOffice.org_project/412m3$Build-9782</meta:generator>
    <meta:document-statistic meta:table-count="0" meta:image-count="9" meta:object-count="0" meta:page-count="138" meta:paragraph-count="3902" meta:word-count="42633" meta:character-count="219009"/>
  </office:meta>
</office:document-meta>
</file>